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7100000147B9919438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graphics1" text:anchor-type="paragraph" svg:x="0.0091in" svg:y="0in" svg:width="6.9098in" svg:height="3.6154in" draw:z-index="0"><draw:image xlink:href="Pictures/100000000000027100000147B9919438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0T20:12:30.75</meta:creation-date>
    <meta:document-statistic meta:table-count="0" meta:image-count="1" meta:object-count="0" meta:page-count="1" meta:paragraph-count="0" meta:word-count="0" meta:character-count="0" meta:non-whitespace-character-count="0"/>
    <dc:date>2012-05-30T20:14:22.22</dc:date>
    <meta:editing-duration>PT1M53S</meta:editing-duration>
    <meta:editing-cycles>1</meta:editing-cycles>
    <meta:generator>LibreOffice/3.4$Win32 LibreOffice_project/340m1$Build-103</meta:generator>
  </office:meta>
</office:document-meta>
</file>